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6pt" style:font-size-asian="16pt" style:font-size-complex="16pt"/>
    </style:style>
    <style:style style:name="P4"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gnificent Obsession</text:p>
      <text:p text:style-name="P2"/>
      <text:p text:style-name="P1">Read: Jeremiah 29:10-15</text:p>
      <text:p text:style-name="P1"/>
      <text:p text:style-name="P1">Text: Jeremiah 29:13 &amp; 15 “And ye shall seek me, and find me, when ye shall search for me with all your heart.” “Because ye have said, The LORD hath raised us up prophets in Babylon;”</text:p>
      <text:p text:style-name="P1"/>
      <text:p text:style-name="P1"><text:span text:style-name="T1">Introduction:</text:span> When you read the book of Jeremiah it can be a frust-rating read; Jeremiah is a faithful prophet who is called to prophesy at a time that Israel is in a backslidden state. God is pronouncing judgment and Jeremiah is trying to get the people to surrender without a fight. He is perceived as a traitor who is working with the Babylonians: against Israel. He is in prison only because the king has no spine. If the king had a spine he would have ordered Jeremiah executed for treason.</text:p>
      <text:p text:style-name="P1"><text:s text:c="2"/>Our reading, this morning, is his prophecy directed toward the few who believe him. He is providing hope for the faithful.</text:p>
      <text:p text:style-name="P1"/>
      <text:p text:style-name="P1"><text:span text:style-name="T1">I. There is an end in sight:</text:span> In verse 10 we read that the captivity has an end date. I remember reading about a pastor of a small church who asked the people in his congregation to share their favorite verse: one old saint said that her favorite verse was: “And it came to pass…” She said: “When troubles come I just remember that they did not come to stay; they came to pass. When I am sick I remind myself that this sickness is not here to stay but it came to pass. When the bills are over-whelming…they cam to pass.” </text:p>
      <text:p text:style-name="P1"><text:s text:c="2"/>The message to Israel is that they will be gone for awhile but that God has a plan to bring them back. What troubles seem to be overwhelming you? God wants you to know that they came to pass.</text:p>
      <text:p text:style-name="P1"/>
      <text:p text:style-name="P1"><text:span text:style-name="T1">II. God is thinking of you:</text:span> The 11<text:span text:style-name="T2">th</text:span> verse tells us that we are on God’s mind. He will not send you away and forget where you are. He </text:p>
      <text:p text:style-name="P1">Is aware of your situation and is working to prepare great things for you. God has a planned future for you and looks forward to providing peace where you presently have turmoil. You are looking at today and are frustrated but God is looking at you in the future and is thrilled with what He sees. <text:s/>Aren’t you Glad that God sees us as we shall be and not as we are? That is why He calls us: “saints.” If He called me as I am now, I don’t think the word: “saints” would come to His mind.<text:tab/><text:tab/><text:tab/><text:tab/><text:tab/></text:p>
      <text:p text:style-name="P1"><text:span text:style-name="T1">III. God is expecting you to call Him:</text:span> He is sitting by the phone. He tells us in verse 12 &amp; 13 that He expects us to call on Him, pray to Him and seek Him. <text:span text:style-name="T4">Here is the picture</text:span><text:span text:style-name="T6">:</text:span> He sits by the phone with His check-book in hand just waiting for us to call so that He can meet our need. <text:s/>Now <text:span text:style-name="T3">here is the picture from the other end</text:span>: we are sitting around wondering why our needs are unmet. We can’t figure out what it is that we have done to deserve such a life. We may be angry at God or curse our lot in life but we fail to realize that God is as close as our knees. He says: “Then shall ye call upon me, and ye shall go and pray unto me, and I <text:span text:style-name="T3">will</text:span> hearken unto you. And ye shall seek me, and find me, when ye shall search for me with all your heart. And I <text:span text:style-name="T3">will</text:span> be found of you, saith the LORD…”</text:p>
      <text:p text:style-name="P1"/>
      <text:p text:style-name="P1"><text:span text:style-name="T1">IV. God has already bought your ticket:</text:span> God has paid for your return ticket from Babylon. The taxi is on the way and the airplane is on the runway with the motor running. There is no reason to remain a slave in Babylon unless you just love being a slave.</text:p>
      <text:p text:style-name="P1"/>
      <text:p text:style-name="P1"><text:span text:style-name="T1">Conclude: </text:span><text:span text:style-name="T5">When Jared wants something he doesen't forget it.</text:span> He asks for something and in 5 minutes (or less) he is asking again. When you say no it needs to be a definite “NO!” or he will keep on asking. Jared has a short attention span but he can get obsessed when he wants something. As I thought about how he cannot focus on his school work or his chores but can get obsessed with the thought of getting something for himself; it gave me a thought. What if you and I could get as obsessed with the things that God has promised us? Let’s get honest; we are not very good at learning the lessons that God brings our way. We struggle to follow the plan that He has for our life. Why can’t we get obsessed with the things that He has promised us? Matthew 18:3 says "...Except ye be converted, and become as little children, ye shall not enter into the kingdom of heaven."</text:p>
      <text:p text:style-name="P1"><text:s text:c="2"/>Standing on the Promises. 687 new book</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gnificent Obsession</dc:title>
    <meta:initial-creator>Joel Tice</meta:initial-creator>
    <meta:creation-date>2007-01-21T01:06:00</meta:creation-date>
    <dc:creator>Joel Tice</dc:creator>
    <dc:date>2018-10-07T09:26:23.53</dc:date>
    <meta:editing-cycles>6</meta:editing-cycles>
    <meta:editing-duration>P2DT12H13M23S</meta:editing-duration>
    <meta:generator>OpenOffice/4.1.3$Win32 OpenOffice.org_project/413m1$Build-9783</meta:generator>
    <meta:document-statistic meta:table-count="0" meta:image-count="0" meta:object-count="0" meta:page-count="1" meta:paragraph-count="14" meta:word-count="817" meta:character-count="4144"/>
  </office:meta>
</office:document-meta>
</file>